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19-12-11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19-09-20 2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19-06-25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19-03-21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6488" calcext:value-type="float">
            <text:p>35.14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18-12-13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18-09-25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18-06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18-03-15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18-01-03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17-09-27 21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17-06-29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17-03-15 21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4944" calcext:value-type="float">
            <text:p>34.98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16-12-02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16-09-21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6736" calcext:value-type="float">
            <text:p>39.4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16-06-23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0544" calcext:value-type="float">
            <text:p>45.5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16-03-03 22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8888" calcext:value-type="float">
            <text:p>35.29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15-12-15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15-09-24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15-06-04 22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15-03-05 22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108" calcext:value-type="float">
            <text:p>35.31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14-12-24 0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14-09-18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14-06-05 2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14-03-06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13-12-19 2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13-09-19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3848" calcext:value-type="float">
            <text:p>44.50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13-06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13-03-07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12-12-04 23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12-10-04 22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6824" calcext:value-type="float">
            <text:p>38.5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12-06-07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12-03-08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11-12-15 22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11-09-22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3128" calcext:value-type="float">
            <text:p>38.7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11-06-02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11-03-03 22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10-12-09 22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10-09-23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5064" calcext:value-type="float">
            <text:p>39.7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10-06-24 22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208" calcext:value-type="float">
            <text:p>38.6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10-03-04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09-12-03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9744" calcext:value-type="float">
            <text:p>35.28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09-10-01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8352" calcext:value-type="float">
            <text:p>37.86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09-06-11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09-03-05 22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09-01-22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156" calcext:value-type="float">
            <text:p>35.34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08-09-18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08-06-26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08-03-27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07-12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0224" calcext:value-type="float">
            <text:p>35.32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07-09-20 2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07-06-07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07-03-22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06-12-07 22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06-09-28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06-06-08 22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06-03-02 22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05-12-15 22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05-09-29 22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092" calcext:value-type="float">
            <text:p>45.4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05-03-10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04-09-09 21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04-06-03 2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968" calcext:value-type="float">
            <text:p>35.93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04-03-04 20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9768" calcext:value-type="float">
            <text:p>34.71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03-12-04 21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03-09-25 21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6336" calcext:value-type="float">
            <text:p>43.8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03-06-05 20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03-03-13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16" calcext:value-type="float">
            <text:p>34.42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02-12-05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02-09-19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5296" calcext:value-type="float">
            <text:p>39.3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02-06-06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02-03-14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948" calcext:value-type="float">
            <text:p>33.93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01-12-06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01-09-20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01-06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01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00-1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00-09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5632" calcext:value-type="float">
            <text:p>35.15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00-06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2000-03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99-12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99-09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99-03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98-1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98-09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98-06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98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97-1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97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97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97-03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96-1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96-09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96-06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96-03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95-06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95-03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94-12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1568" calcext:value-type="float">
            <text:p>33.88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94-09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94-06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532" calcext:value-type="float">
            <text:p>34.94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94-03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93-1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93-09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93-06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93-03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92-1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92-09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92-03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91-1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9328" calcext:value-type="float">
            <text:p>35.00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91-06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91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3864" calcext:value-type="float">
            <text:p>33.96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91-01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90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90-06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90-03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89-12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89-09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88-09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88-07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88-03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87-09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1976" calcext:value-type="float">
            <text:p>35.62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87-04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86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3944" calcext:value-type="float">
            <text:p>34.60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86-06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86-03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85-02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84-03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84-02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83-11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83-04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83-02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82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82-03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81-10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5656" calcext:value-type="float">
            <text:p>34.58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81-02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80-1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80-03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79-08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78-11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78-06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78-03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77-11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77-09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3296" calcext:value-type="float">
            <text:p>42.3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77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76-11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76-03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75-12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5424" calcext:value-type="float">
            <text:p>35.01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75-03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73-09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73-04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72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72-06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71-06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71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70-1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70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70-06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8832" calcext:value-type="float">
            <text:p>34.08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70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69-12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69-09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0496" calcext:value-type="float">
            <text:p>35.21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69-06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69-02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68-12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3864" calcext:value-type="float">
            <text:p>33.96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68-09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68-03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67-11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67-09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67-06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67-03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66-11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66-09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66-06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66-03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65-12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65-09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65-06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65-03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64-12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64-09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64-07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4304" calcext:value-type="float">
            <text:p>33.67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63-12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63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63-03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63-03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63-01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62-12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62-10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62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62-08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62-07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62-05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62-04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62-03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62-02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62-0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61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61-03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61-01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6744" calcext:value-type="float">
            <text:p>34.14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60-10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60-01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59-12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59-08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6024" calcext:value-type="float">
            <text:p>39.8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59-04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59-01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58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58-07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58-04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58-01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57-09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57-04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56-09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56-08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55-12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55-09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54-09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54-07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54-04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53-10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53-08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9392" calcext:value-type="float">
            <text:p>46.18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53-04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52-09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52-06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52-05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51-03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50-10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50-05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49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48-10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48-07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48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47-10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03149</text:p>
          </table:table-cell>
          <table:table-cell office:value-type="string" calcext:value-type="string">
            <text:p>1939-0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86" meta:object-count="0"/>
    <meta:user-defined meta:name="AppVersion">3.0</meta:user-defined>
  </office:meta>
</office:document-meta>
</file>